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o1" style:family="table-column">
      <style:table-column-properties fo:break-before="auto" style:column-width="8.70479166666667cm"/>
    </style:style>
    <style:style style:name="co2" style:family="table-column">
      <style:table-column-properties fo:break-before="auto" style:column-width="10.2922916666667cm"/>
    </style:style>
    <style:style style:name="co3" style:family="table-column">
      <style:table-column-properties fo:break-before="auto" style:column-width="8.493125cm"/>
    </style:style>
    <style:style style:name="co4" style:family="table-column">
      <style:table-column-properties fo:break-before="auto" style:column-width="6.08541666666667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29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Definition of ready</text:p>
          </table:table-cell>
          <table:table-cell office:value-type="string" table:style-name="ce3">
            <text:p>Definition of don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a user story est rédigée</text:p>
          </table:table-cell>
          <table:table-cell office:value-type="string" table:style-name="ce1">
            <text:p>L'US a été validée par le P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a complexité est définie</text:p>
          </table:table-cell>
          <table:table-cell office:value-type="string" table:style-name="ce1">
            <text:p>Le test unitaire pass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a buisness value est définie</text:p>
          </table:table-cell>
          <table:table-cell office:value-type="string" table:style-name="ce1">
            <text:p>Le code a été passé en revue par l'équipe de developpeme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 critère d'acceptance est rédigé</text:p>
          </table:table-cell>
          <table:table-cell office:value-type="string" table:style-name="ce1">
            <text:p>Le critère d'acceptance est valid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a priorisation MosCow est rédigée</text:p>
          </table:table-cell>
          <table:table-cell office:value-type="string" table:style-name="ce1">
            <text:p>L'US ne provoque pas de conflit avec les autres U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a US a été discutée lors d'un Sprint Planning</text:p>
          </table:table-cell>
          <table:table-cell table:number-columns-repeated="16383" table:style-name="ce1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Raphael Bolier</meta:initial-creator>
    <dc:creator>Raphael Bolier</dc:creator>
    <meta:creation-date>2020-11-06T10:24:32Z</meta:creation-date>
    <dc:date>2020-11-06T14:03:05Z</dc:date>
  </office:meta>
</office:document-meta>
</file>